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officeooo:rsid="0009d520" officeooo:paragraph-rsid="0009d520"/>
    </style:style>
    <style:style style:name="P3" style:family="paragraph" style:parent-style-name="Text_20_body">
      <style:paragraph-properties fo:margin-top="0in" fo:margin-bottom="0in" loext:contextual-spacing="false"/>
      <style:text-properties officeooo:paragraph-rsid="00094687"/>
    </style:style>
    <style:style style:name="T1" style:family="text">
      <style:text-properties officeooo:rsid="00094687"/>
    </style:style>
    <style:style style:name="T2" style:family="text">
      <style:text-properties officeooo:rsid="000a691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sion:</text:p>
      <text:p text:style-name="Standard"/>
      <text:p text:style-name="Text_20_body">Please read this essay:</text:p>
      <text:p text:style-name="P3"><text:span text:style-name="Emphasis"><text:span text:style-name="T1">Paul Revere’s historical ride has been analyzed as an example of effective social network hacking. <text:s/>Can you give a different example of a person who was effective at hacking/navigating his or her social network? <text:s/>Data does not have to be available for your example. <text:s/>Which centrality measure(s) do you think would be most relevant in your example? <text:s/>Do you think that the centrality measures would allow you to predict relative (positive or negative) outcomes in your example?</text:span></text:span></text:p>
      <text:p text:style-name="P3"><text:span text:style-name="Emphasis"/></text:p>
      <text:p text:style-name="P3"><text:span text:style-name="Emphasis"><text:span text:style-name="T1">Background / References:</text:span></text:span></text:p>
      <text:p text:style-name="P3"><text:span text:style-name="Emphasis"/></text:p>
      <text:p text:style-name="P3"><text:span text:style-name="Emphasis"><text:span text:style-name="T1">“Sniffing out Paul Revere with basic social network analysis,” Nathan Yau, http://flowingdata.com/2013/06/13/sniffing-out-paul-revere-with-basic-social-network-analysis/</text:span></text:span></text:p>
      <text:p text:style-name="P3"><text:span text:style-name="Emphasis"/></text:p>
      <text:p text:style-name="P3"><text:span text:style-name="Emphasis"><text:span text:style-name="T1">The Tipping Point, Malcolm Gladwell, Back Bay Books, 2002. <text:s/>See also summary here:http://malcolmgladwelltippingpoint.wikispaces.com/The+Law+of+the+Few</text:span></text:span></text:p>
      <text:p text:style-name="Standard"/>
      <text:p text:style-name="Standard">Response:</text:p>
      <text:p text:style-name="Standard"/>
      <text:p text:style-name="P2">I think one of the most surprising examples of hacking/navigating social networks is the phenomenon of the Youtube stars. <text:s/>These are individuals who have found a way to become incredibly popular by loading content to a website, which anyone can do, and captivate many people. <text:s/>This article outlines some of the most popular Youtube stars (<text:a xlink:type="simple" xlink:href="http://www.tvguide.com/galleries/youtube-stars-make-more-1089689/" text:style-name="Internet_20_link" text:visited-style-name="Visited_20_Internet_20_Link">http://www.tvguide.com/galleries/youtube-stars-make-more-1089689/</text:a>). <text:s/><text:span text:style-name="T2">I believe that the measurement of degree centrality would be most relevant for these people. <text:s/>It appears if a network was constructed which represented those who viewed the content from these stars, it would return a good estimate of the direct influence they have. <text:s/>In fact, that is somewhat tracked already by the number of views; however, unique viewers does not appear to be publicly tracked but would be very interesting to see. <text:s/>I think the centrality measure would be able to predict relative outcomes because we would be able to what groups are being influenced by these stars, whether this is positive or negative is probably left up to interpretation of the content they are po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07T13:50:00Z</meta:creation-date>
    <dc:date>2017-06-12T16:34:13.848204498</dc:date>
    <meta:editing-cycles>6</meta:editing-cycles>
    <meta:editing-duration>PT4H49M10S</meta:editing-duration>
    <meta:document-statistic meta:table-count="0" meta:image-count="0" meta:object-count="0" meta:page-count="1" meta:paragraph-count="8" meta:word-count="284" meta:character-count="1962" meta:non-whitespace-character-count="1675"/>
    <meta:template xlink:type="simple" xlink:actuate="onRequest" xlink:title="" xlink:href="../Grando_Discussion3_Week2.odt/Normal.dotm"/>
  </office:meta>
</office:document-meta>
</file>